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5.2083in" table:align="left" fo:background-color="#000000">
        <style:background-image/>
      </style:table-properties>
    </style:style>
    <style:style style:name="Table1.A" style:family="table-column">
      <style:table-column-properties style:column-width="1.2215in"/>
    </style:style>
    <style:style style:name="Table1.B" style:family="table-column">
      <style:table-column-properties style:column-width="1.0743in"/>
    </style:style>
    <style:style style:name="Table1.C" style:family="table-column">
      <style:table-column-properties style:column-width="0.8014in"/>
    </style:style>
    <style:style style:name="Table1.D" style:family="table-column">
      <style:table-column-properties style:column-width="1.1958in"/>
    </style:style>
    <style:style style:name="Table1.E" style:family="table-column">
      <style:table-column-properties style:column-width="0.9153in"/>
    </style:style>
    <style:style style:name="Table1.1" style:family="table-row">
      <style:table-row-properties fo:background-color="#ffffcc">
        <style:background-image/>
      </style:table-row-properties>
    </style:style>
    <style:style style:name="Table1.A1" style:family="table-cell">
      <style:table-cell-properties style:vertical-align="middle" fo:padding="0.0521in" fo:border="none"/>
    </style:style>
    <style:style style:name="Table1.2" style:family="table-row">
      <style:table-row-properties fo:background-color="#ffcc99">
        <style:background-image/>
      </style:table-row-properties>
    </style:style>
    <style:style style:name="Table2" style:family="table">
      <style:table-properties style:width="5.2083in" table:align="left"/>
    </style:style>
    <style:style style:name="Table2.A" style:family="table-column">
      <style:table-column-properties style:column-width="5.2083in"/>
    </style:style>
    <style:style style:name="Table2.A1" style:family="table-cell">
      <style:table-cell-properties style:vertical-align="middle" fo:padding="0.0521in" fo:border="none"/>
    </style:style>
    <style:style style:name="Table3" style:family="table">
      <style:table-properties style:width="5.2083in" table:align="left" fo:background-color="#000000">
        <style:background-image/>
      </style:table-properties>
    </style:style>
    <style:style style:name="Table3.A" style:family="table-column">
      <style:table-column-properties style:column-width="1.2826in"/>
    </style:style>
    <style:style style:name="Table3.B" style:family="table-column">
      <style:table-column-properties style:column-width="1.0576in"/>
    </style:style>
    <style:style style:name="Table3.C" style:family="table-column">
      <style:table-column-properties style:column-width="0.7917in"/>
    </style:style>
    <style:style style:name="Table3.D" style:family="table-column">
      <style:table-column-properties style:column-width="1.1688in"/>
    </style:style>
    <style:style style:name="Table3.E" style:family="table-column">
      <style:table-column-properties style:column-width="0.9076in"/>
    </style:style>
    <style:style style:name="Table3.1" style:family="table-row">
      <style:table-row-properties fo:background-color="#ffffcc">
        <style:background-image/>
      </style:table-row-properties>
    </style:style>
    <style:style style:name="Table3.A1" style:family="table-cell">
      <style:table-cell-properties style:vertical-align="middle" fo:padding="0.0521in" fo:border="none"/>
    </style:style>
    <style:style style:name="Table3.2" style:family="table-row">
      <style:table-row-properties fo:background-color="#ffcc99">
        <style:background-image/>
      </style:table-row-properties>
    </style:style>
    <style:style style:name="Table4" style:family="table">
      <style:table-properties style:width="5.2083in" table:align="left"/>
    </style:style>
    <style:style style:name="Table4.A" style:family="table-column">
      <style:table-column-properties style:column-width="5.2083in"/>
    </style:style>
    <style:style style:name="Table4.A1" style:family="table-cell">
      <style:table-cell-properties style:vertical-align="middle" fo:padding="0.0521in" fo:border="none"/>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style:font-name="Verdana" fo:font-weight="normal" style:font-weight-asian="normal" style:font-size-complex="10.5pt" style:font-weight-complex="normal"/>
    </style:style>
    <style:style style:name="P4" style:family="paragraph" style:parent-style-name="Standard">
      <style:text-properties fo:font-style="italic" fo:font-weight="bold" style:font-style-asian="italic" style:font-weight-asian="bold" style:font-style-complex="italic" style:font-weight-complex="bold"/>
    </style:style>
    <style:style style:name="P5" style:family="paragraph" style:parent-style-name="Standard">
      <style:text-properties fo:font-style="normal" fo:font-weight="normal" style:font-style-asian="normal" style:font-weight-asian="normal" style:font-style-complex="normal" style:font-weight-complex="normal"/>
    </style:style>
    <style:style style:name="P6" style:family="paragraph" style:parent-style-name="Standard">
      <style:text-properties fo:color="#000000" style:text-outline="false" style:text-line-through-styl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7" style:family="paragraph" style:parent-style-name="Text_20_body">
      <style:text-properties fo:color="#ff0000"/>
    </style:style>
    <style:style style:name="P8" style:family="paragraph" style:parent-style-name="Text_20_body">
      <style:text-properties style:font-name="Verdana" fo:font-weight="normal" style:font-weight-asian="normal" style:font-size-complex="10.5pt" style:font-weight-complex="normal"/>
    </style:style>
    <style:style style:name="P9" style:family="paragraph" style:parent-style-name="Text_20_body">
      <style:paragraph-properties fo:margin-top="0in" fo:margin-bottom="0in"/>
    </style:style>
    <style:style style:name="P10" style:family="paragraph" style:parent-style-name="Heading_20_3">
      <style:text-properties style:font-name="Verdana" fo:font-weight="normal" style:font-weight-asian="normal" style:font-size-complex="10.5pt" style:font-weight-complex="normal"/>
    </style:style>
    <style:style style:name="P11" style:family="paragraph" style:parent-style-name="Table_20_Contents">
      <style:paragraph-properties fo:text-align="center" style:justify-single-word="false"/>
      <style:text-properties fo:font-weight="bold"/>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margin-top="0in" fo:margin-bottom="0.1965in"/>
      <style:text-properties fo:font-weight="bold"/>
    </style:style>
    <style:style style:name="P14" style:family="paragraph" style:parent-style-name="Standard">
      <style:text-properties fo:font-weight="normal" style:font-weight-asian="normal" style:font-weight-complex="normal"/>
    </style:style>
    <style:style style:name="P15" style:family="paragraph" style:parent-style-name="Text_20_body" style:list-style-name="L1"/>
    <style:style style:name="P16" style:family="paragraph" style:parent-style-name="Text_20_body" style:list-style-name="L1">
      <style:paragraph-properties fo:margin-top="0in" fo:margin-bottom="0in"/>
    </style:style>
    <style:style style:name="P17" style:family="paragraph" style:parent-style-name="Table_20_Contents" style:list-style-name="L2"/>
    <style:style style:name="P18" style:family="paragraph" style:parent-style-name="Table_20_Contents" style:list-style-name="L2">
      <style:paragraph-properties fo:margin-top="0in" fo:margin-bottom="0.1965in"/>
    </style:style>
    <style:style style:name="P19" style:family="paragraph" style:parent-style-name="Table_20_Contents" style:list-style-name="L3">
      <style:paragraph-properties fo:margin-top="0in" fo:margin-bottom="0.1965in"/>
    </style:style>
    <style:style style:name="T1" style:family="text">
      <style:text-properties style:font-name="Verdana" fo:font-weight="normal" style:font-weight-asian="normal" style:font-size-complex="10.5pt" style:font-weight-complex="normal"/>
    </style:style>
    <style:style style:name="T2" style:family="text">
      <style:text-properties fo:color="#333333" style:font-size-complex="10.5pt"/>
    </style:style>
    <style:style style:name="T3" style:family="text">
      <style:text-properties fo:color="#333333" style:font-name="Verdana" style:font-size-complex="10.5pt"/>
    </style:style>
    <style:style style:name="T4" style:family="text">
      <style:text-properties fo:color="#800080" style:text-underline-style="solid" style:text-underline-width="auto" style:text-underline-color="font-color"/>
    </style:style>
    <style:style style:name="T5" style:family="text">
      <style:text-properties fo:font-weight="bold"/>
    </style:style>
    <style:style style:name="T6" style:family="text">
      <style:text-properties fo:background-color="#ff0000"/>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ac80211</text:p>
      <text:p text:style-name="Standard"><text:a xlink:type="simple" xlink:href="http://wireless.kernel.org/en/developers/Documentation/mac80211">http://wireless.kernel.org/en/developers/Documentation/mac80211</text:a></text:p>
      <text:p text:style-name="Standard">0\ 一些基本命令</text:p>
      <text:p text:style-name="Standard">a\ ifconfig ath0 down </text:p>
      <text:p text:style-name="Standard">wlanconfig ath0 destroy </text:p>
      <text:p text:style-name="Standard">wlanconfig ath0 create wlandev wifi0 wlanmode [sta|adhoc|ap|monitor|wds|ahdemo] </text:p>
      <text:p text:style-name="Standard"/>
      <text:p text:style-name="Standard">iwlist ath0 scan</text:p>
      <text:p text:style-name="Standard"/>
      <text:p text:style-name="Standard">b\ http://blog.chinaunix.net/u1/38994/showart_1107738.html </text:p>
      <text:p text:style-name="Standard">c\ </text:p>
      <text:p text:style-name="Standard">#!/bin/sh </text:p>
      <text:p text:style-name="Standard">iwconfig wlan0 essid "sailer" </text:p>
      <text:p text:style-name="Standard">iwconfig wlan0 channel auto </text:p>
      <text:p text:style-name="Standard"># WEP mode key </text:p>
      <text:p text:style-name="Standard">iwconfig wlan0 key 1000000000 </text:p>
      <text:p text:style-name="Standard">ifconfig wlan0 192.168.1.10 </text:p>
      <text:p text:style-name="Standard">route add default gw 192.168.1.1 </text:p>
      <text:p text:style-name="Standard"/>
      <text:p text:style-name="Standard">d\ </text:p>
      <text:p text:style-name="Standard">ifconfig wifi0 up </text:p>
      <text:p text:style-name="Standard">wlanconfig ath0 create wlandev wifi0 wlanmode sta </text:p>
      <text:p text:style-name="Standard">iwconfig ath0 essid "aqaqaq" </text:p>
      <text:p text:style-name="Standard">ifconfig ath0 192.168.1.16 up </text:p>
      <text:p text:style-name="Standard">iwconfig ath0 key restricted [1] s:12345 </text:p>
      <text:p text:style-name="Standard"/>
      <text:p text:style-name="Standard">ifconfig wifi1 up </text:p>
      <text:p text:style-name="Standard">wlanconfig ath0 create wlandev wifi1 wlanmode ap </text:p>
      <text:p text:style-name="Standard">iwconfig ath0 essid "aqaqaq" </text:p>
      <text:p text:style-name="Standard">ifconfig ath0 192.168.1.2 up </text:p>
      <text:p text:style-name="Standard"/>
      <text:p text:style-name="Standard">iwconfig ath0 freq 2.412G </text:p>
      <text:p text:style-name="Standard"/>
      <text:p text:style-name="Standard">hostapd /tmp/ath0.conf -d </text:p>
      <text:p text:style-name="Standard"/>
      <text:p text:style-name="Standard"><text:s/>sudo <text:s/>iwconfig wlan24 essid "aqaqaq" </text:p>
      <text:p text:style-name="Standard"><text:s/>sudo <text:s/>iwconfig wlan24 channel auto</text:p>
      <text:p text:style-name="Standard"/>
      <text:p text:style-name="P1">1\ 如何手工建立AP。</text:p>
      <text:p text:style-name="Standard">在驱动加载成功后， </text:p>
      <text:p text:style-name="Standard">hyctl addbr hy0 </text:p>
      <text:p text:style-name="Standard">hyctl addif hy0 eth0 </text:p>
      <text:p text:style-name="Standard"/>
      <text:p text:style-name="Standard">ifconfig wifi1 up </text:p>
      <text:p text:style-name="Standard">wlanconfig ath0 create wlandev wifi1 wlanmode ap </text:p>
      <text:p text:style-name="Standard">iwconfig ath0 essid "athr_zcy0" </text:p>
      <text:p text:style-name="Standard"/>
      <text:p text:style-name="Standard"><text:soft-page-break/>hyctl addif hy0 ath0 </text:p>
      <text:p text:style-name="Standard">ifconfig ath0 up </text:p>
      <text:p text:style-name="Standard">ifconfig hy0 192.168.1.2 up </text:p>
      <text:p text:style-name="Standard"/>
      <text:p text:style-name="Standard">hostapd /etc/ath0.conf&amp; </text:p>
      <text:p text:style-name="Standard"/>
      <text:p text:style-name="Standard">－－－－－－－－－－－－－－－－－－－－－－ </text:p>
      <text:p text:style-name="Standard">ath0.conf 文件 </text:p>
      <text:p text:style-name="Standard"/>
      <text:p text:style-name="Standard"># Automatically generated by wlansec plugin. </text:p>
      <text:p text:style-name="Standard">driver=atheros </text:p>
      <text:p text:style-name="Standard">nas_identifier=www.atheros.com </text:p>
      <text:p text:style-name="Standard">logger_syslog=-1 </text:p>
      <text:p text:style-name="Standard">logger_syslog_level=2 </text:p>
      <text:p text:style-name="Standard">logger_stdout=-1 </text:p>
      <text:p text:style-name="Standard">logger_stdout_level=2 </text:p>
      <text:p text:style-name="Standard">debug=0 </text:p>
      <text:p text:style-name="Standard">ctrl_interface=/var/run/hostapd </text:p>
      <text:p text:style-name="Standard">ctrl_interface_group=0 </text:p>
      <text:p text:style-name="Standard">wme_enabled=0 </text:p>
      <text:p text:style-name="Standard">bridge=hy0 </text:p>
      <text:p text:style-name="Standard">interface=ath0 </text:p>
      <text:p text:style-name="Standard">hw_mode=g </text:p>
      <text:p text:style-name="Standard">ieee80211n=1 </text:p>
      <text:p text:style-name="Standard">ssid=athr_zcy0 </text:p>
      <text:p text:style-name="Standard">max_num_sta=10 </text:p>
      <text:p text:style-name="Standard">macaddr_acl=0 </text:p>
      <text:p text:style-name="Standard">eapol_version=2 </text:p>
      <text:p text:style-name="Standard">eapol_key_index_workaround=0 </text:p>
      <text:p text:style-name="Standard">eap_server=1 </text:p>
      <text:p text:style-name="Standard">eap_user_file=/etc/hostapd.eap_user </text:p>
      <text:p text:style-name="Standard">ieee8021x=0 </text:p>
      <text:p text:style-name="Standard">wpa=0 </text:p>
      <text:p text:style-name="Standard">auth_algs=1 </text:p>
      <text:p text:style-name="Standard">wps_state=1 </text:p>
      <text:p text:style-name="Standard">ap_pin=12345670 </text:p>
      <text:p text:style-name="Standard">config_methods=label push_button </text:p>
      <text:p text:style-name="Standard">ap_setup_locked=0 </text:p>
      <text:p text:style-name="Standard">manufacturer=Atheros </text:p>
      <text:p text:style-name="Standard">model_name=ModelNameHere </text:p>
      <text:p text:style-name="Standard">model_number=ModelNumberHere </text:p>
      <text:p text:style-name="Standard">serial_number=SerialNumberHere </text:p>
      <text:p text:style-name="Standard">friendly_name=FriendlyNameHere </text:p>
      <text:p text:style-name="Standard">manufacturer_url=http://www.atheros.com </text:p>
      <text:p text:style-name="Standard">model_description=Model description here </text:p>
      <text:p text:style-name="Standard">model_url=http://model.url.here </text:p>
      <text:p text:style-name="Standard">upc=upc string here </text:p>
      <text:p text:style-name="Standard"><text:soft-page-break/>device_type=6-0050f204-1 </text:p>
      <text:p text:style-name="Standard">device_name=ExampleAp </text:p>
      <text:p text:style-name="Standard">os_version=01020300 </text:p>
      <text:p text:style-name="Standard"/>
      <text:p text:style-name="Standard">－－－－－－－－－－－－－－－－－－－－－－－－－ </text:p>
      <text:p text:style-name="Standard">hostapd.eap_user 文件 </text:p>
      <text:p text:style-name="Standard"/>
      <text:p text:style-name="Standard">/* nothing */</text:p>
      <text:p text:style-name="Standard"/>
      <text:p text:style-name="P1">2\ 查找CASE的 具体流程</text:p>
      <text:p text:style-name="P2">sw/spe/SWAT/tests/Regression_AP/TestPlan.xml</text:p>
      <text:p text:style-name="P2"/>
      <text:p text:style-name="P1">3\ cfg 命令配置</text:p>
      <text:p text:style-name="P2">The cfg for HR and HC is: </text:p>
      <text:p text:style-name="P2"><text:s/></text:p>
      <text:p text:style-name="P2">HR: </text:p>
      <text:p text:style-name="P2"><text:s/></text:p>
      <text:p text:style-name="P2">Cfg –a AP_STARTMODE=rootap </text:p>
      <text:p text:style-name="P2">Cfg –a AP_MODE=ap-wds </text:p>
      <text:p text:style-name="P2">Cfg –a AP_IPADDR=xxx.xxx.xxx.xxx </text:p>
      <text:p text:style-name="P2">Cfg –a AP_CHMODE=11NAHT40PLUS <text:s/>//11NGHT20</text:p>
      <text:p text:style-name="P2">Cfg –a AP_PRIMARY_CH=40 </text:p>
      <text:p text:style-name="P2">Cfg –a AP_SSID=xxxxxxx </text:p>
      <text:p text:style-name="P2">Cfg –c </text:p>
      <text:p text:style-name="P2"><text:s/></text:p>
      <text:p text:style-name="P2">HC: </text:p>
      <text:p text:style-name="P2">Cfg –a AP_STARTMODE=client </text:p>
      <text:p text:style-name="P2">Cfg –a AP_MODE=sta-wds </text:p>
      <text:p text:style-name="P2">Cfg –a AP_IPADDR=xxx.xxx.xxx.xxx </text:p>
      <text:p text:style-name="P2">Cfg –a AP_CHMODE=11NAHT40PLUS </text:p>
      <text:p text:style-name="P2">Cfg –a AP_PRIMARY_CH=40 </text:p>
      <text:p text:style-name="P2">Cfg –a AP_SSID=xxxxxxx </text:p>
      <text:p text:style-name="P2">Cfg –c </text:p>
      <text:p text:style-name="P2"><text:s/></text:p>
      <text:p text:style-name="P2">Using cfg –e to list all configuration.</text:p>
      <text:p text:style-name="P2"/>
      <text:p text:style-name="P1">4\ 列出无线该网卡支持的琐有channel</text:p>
      <text:p text:style-name="P2">wlanconfig ath0 list channel</text:p>
      <text:p text:style-name="P2"/>
      <text:p text:style-name="P1">5\ 使用cfg命令配置repeater-ind 模式，仅使用一个radio</text:p>
      <text:p text:style-name="P2">~ # cfg -e </text:p>
      <text:p text:style-name="P2">export AP_IPADDR="192.168.1.8" </text:p>
      <text:p text:style-name="P2">export AP_NETMASK="255.255.255.0" </text:p>
      <text:p text:style-name="P2">export WAN_MODE=bridged </text:p>
      <text:p text:style-name="P2">export WAN_IPADDR="192.168.2.1" </text:p>
      <text:p text:style-name="P2">export WAN_NETMASK="255.255.255.0" </text:p>
      <text:p text:style-name="P2"><text:soft-page-break/>export WLAN_ON_BOOT=n </text:p>
      <text:p text:style-name="P2">export AP_STARTMODE="repeater-ind" </text:p>
      <text:p text:style-name="P2">export AP_RADIO_ID=0 </text:p>
      <text:p text:style-name="P2">export AP_RADIO_ID_2=0 </text:p>
      <text:p text:style-name="P2">export AP_PRIMARY_CH=6 </text:p>
      <text:p text:style-name="P2">export AP_CHMODE=11NGHT20 </text:p>
      <text:p text:style-name="P2">export AP_PRIMARY_CH_2=6 </text:p>
      <text:p text:style-name="P2">export AP_CHMODE_2=11NGHT20 </text:p>
      <text:p text:style-name="P2">export PUREG=0 </text:p>
      <text:p text:style-name="P2">export PUREN=0 </text:p>
      <text:p text:style-name="P2">export TXQUEUELEN=1000 </text:p>
      <text:p text:style-name="P2">export SHORTGI=1 </text:p>
      <text:p text:style-name="P2">export SHORTGI_2=1 </text:p>
      <text:p text:style-name="P2">export AMPDUENABLE=1 </text:p>
      <text:p text:style-name="P2">export AMPDUENABLE_2=1 </text:p>
      <text:p text:style-name="P2">export AMPDUFRAMES=32 </text:p>
      <text:p text:style-name="P2">export AMPDUFRAMES_2=32 </text:p>
      <text:p text:style-name="P2">export AMPDULIMIT=50000 </text:p>
      <text:p text:style-name="P2">export AMPDULIMIT_2=50000 </text:p>
      <text:p text:style-name="P2">export AMPDUMIN=32768 </text:p>
      <text:p text:style-name="P2">export AMPDUMIN_2=32768 </text:p>
      <text:p text:style-name="P2">export CWMMODE=1 </text:p>
      <text:p text:style-name="P2">export CWMMODE_2=1 </text:p>
      <text:p text:style-name="P2">export RATECTL=auto </text:p>
      <text:p text:style-name="P2">export MANRATE=0x8c8c8c8c </text:p>
      <text:p text:style-name="P2">export MANRETRIES=0x04040404 </text:p>
      <text:p text:style-name="P2">export RX_CHAINMASK=3 </text:p>
      <text:p text:style-name="P2">export RX_CHAINMASK_2=3 </text:p>
      <text:p text:style-name="P2">export TX_CHAINMASK=3 </text:p>
      <text:p text:style-name="P2">export TX_CHAINMASK_2=3 </text:p>
      <text:p text:style-name="P2">export SWAP_LED=1 </text:p>
      <text:p text:style-name="P2">export LED_CUSTOM=3 </text:p>
      <text:p text:style-name="P2">export AP_SSID=paulzhang </text:p>
      <text:p text:style-name="P2">export AP_MODE="ap-wds" </text:p>
      <text:p text:style-name="P2">export AP_MODE_2="sta-wds" </text:p>
      <text:p text:style-name="P2">export AP_MODE_3=ap </text:p>
      <text:p text:style-name="P2">export AP_MODE_4=ap </text:p>
      <text:p text:style-name="P2">export AP_MODE_5=ap </text:p>
      <text:p text:style-name="P2">export AP_MODE_6=ap </text:p>
      <text:p text:style-name="P2">export AP_MODE_7=ap </text:p>
      <text:p text:style-name="P2">export AP_MODE_8=ap </text:p>
      <text:p text:style-name="P2">export AP_SECMODE=None </text:p>
      <text:p text:style-name="P2">export AP_SECMODE_2=None </text:p>
      <text:p text:style-name="P2">export AP_SECMODE_3=None </text:p>
      <text:p text:style-name="P2">export AP_SECMODE_4=None </text:p>
      <text:p text:style-name="P2">export AP_SECMODE_5=None </text:p>
      <text:p text:style-name="P2"><text:soft-page-break/>export AP_SECMODE_6=None </text:p>
      <text:p text:style-name="P2">export AP_SECMODE_7=None </text:p>
      <text:p text:style-name="P2">export AP_SECMODE_8=None </text:p>
      <text:p text:style-name="P2">export AP_PRIMARY_KEY_0=1 </text:p>
      <text:p text:style-name="P2">export AP_PRIMARY_KEY_1=1 </text:p>
      <text:p text:style-name="P2">export AP_WEP_MODE_0=1 </text:p>
      <text:p text:style-name="P2">export AP_WEP_MODE_1=1 </text:p>
      <text:p text:style-name="P2">export AP_SECFILE=PSK </text:p>
      <text:p text:style-name="P2">export WPS_ENABLE=0 </text:p>
      <text:p text:style-name="P2">export AP_SECFILE_2=PSK </text:p>
      <text:p text:style-name="P2">export WPS_ENABLE_2=0 </text:p>
      <text:p text:style-name="P2">export AP_SECFILE_3=PSK </text:p>
      <text:p text:style-name="P2">export WPS_ENABLE_3=0 </text:p>
      <text:p text:style-name="P2">export AP_SECFILE_4=PSK </text:p>
      <text:p text:style-name="P2">export WPS_ENABLE_4=0 </text:p>
      <text:p text:style-name="P2">export AP_SECFILE_5=PSK </text:p>
      <text:p text:style-name="P2">export WPS_ENABLE_5=0 </text:p>
      <text:p text:style-name="P2">export AP_SECFILE_6=PSK </text:p>
      <text:p text:style-name="P2">export WPS_ENABLE_6=0 </text:p>
      <text:p text:style-name="P2">export AP_SECFILE_7=PSK </text:p>
      <text:p text:style-name="P2">export WPS_ENABLE_7=0 </text:p>
      <text:p text:style-name="P2">export AP_SECFILE_8=PSK </text:p>
      <text:p text:style-name="P2">export WPS_ENABLE_8=0 </text:p>
      <text:p text:style-name="P2">export AP_MODE_9=ap </text:p>
      <text:p text:style-name="P2">export AP_SECMODE_9=None </text:p>
      <text:p text:style-name="P2">export AP_SECFILE_9=PSK </text:p>
      <text:p text:style-name="P2">export WPS_ENABLE_9=0 </text:p>
      <text:p text:style-name="P2">export AP_MODE_10=ap </text:p>
      <text:p text:style-name="P2">export AP_SECMODE_10=None </text:p>
      <text:p text:style-name="P2">export AP_SECFILE_10=PSK </text:p>
      <text:p text:style-name="P2">export WPS_ENABLE_10=0 </text:p>
      <text:p text:style-name="P2">export AP_MODE_11=ap </text:p>
      <text:p text:style-name="P2">export AP_SECMODE_11=None </text:p>
      <text:p text:style-name="P2">export AP_SECFILE_11=PSK </text:p>
      <text:p text:style-name="P2">export WPS_ENABLE_11=0 </text:p>
      <text:p text:style-name="P2">export AP_MODE_12=ap </text:p>
      <text:p text:style-name="P2">export AP_SECMODE_12=None </text:p>
      <text:p text:style-name="P2">export AP_SECFILE_12=PSK </text:p>
      <text:p text:style-name="P2">export WPS_ENABLE_12=0 </text:p>
      <text:p text:style-name="P2">export AP_MODE_13=ap </text:p>
      <text:p text:style-name="P2">export AP_SECMODE_13=None </text:p>
      <text:p text:style-name="P2">export AP_SECFILE_13=PSK </text:p>
      <text:p text:style-name="P2">export WPS_ENABLE_13=0 </text:p>
      <text:p text:style-name="P2">export AP_MODE_14=ap </text:p>
      <text:p text:style-name="P2">export AP_SECMODE_14=None </text:p>
      <text:p text:style-name="P2">export AP_SECFILE_14=PSK </text:p>
      <text:p text:style-name="P2"><text:soft-page-break/>export WPS_ENABLE_14=0 </text:p>
      <text:p text:style-name="P2">export AP_MODE_15=ap </text:p>
      <text:p text:style-name="P2">export AP_SECMODE_15=None </text:p>
      <text:p text:style-name="P2">export AP_SECFILE_15=PSK </text:p>
      <text:p text:style-name="P2">export WPS_ENABLE_15=0 </text:p>
      <text:p text:style-name="P2">export AP_MODE_16=ap </text:p>
      <text:p text:style-name="P2">export AP_SECMODE_16=None </text:p>
      <text:p text:style-name="P2">export AP_SECFILE_16=PSK </text:p>
      <text:p text:style-name="P2">export WPS_ENABLE_16=0 </text:p>
      <text:p text:style-name="P2">export WEP_IS_HEX1=0 </text:p>
      <text:p text:style-name="P2">export WEP_IS_HEX2=0 </text:p>
      <text:p text:style-name="P2">export WEP_IS_HEX3=0 </text:p>
      <text:p text:style-name="P2">export WEP_IS_HEX4=0 </text:p>
      <text:p text:style-name="P2">export WEP_IS_HEX5=0 </text:p>
      <text:p text:style-name="P2">export WEP_IS_HEX6=0 </text:p>
      <text:p text:style-name="P2">export WEP_IS_HEX7=0 </text:p>
      <text:p text:style-name="P2">export WEP_IS_HEX8=0 </text:p>
      <text:p text:style-name="P2">export WPA_IS_HEX=0 </text:p>
      <text:p text:style-name="P2">export WPA_IS_HEX_2=0 </text:p>
      <text:p text:style-name="P2">export WPA_IS_HEX_3=0 </text:p>
      <text:p text:style-name="P2">export WPA_IS_HEX_4=0 </text:p>
      <text:p text:style-name="P2">export WPA_IS_HEX_5=0 </text:p>
      <text:p text:style-name="P2">export WPA_IS_HEX_6=0 </text:p>
      <text:p text:style-name="P2">export WPA_IS_HEX_7=0 </text:p>
      <text:p text:style-name="P2">export WPA_IS_HEX_8=0 </text:p>
      <text:p text:style-name="P2">export AP_SSID_2=paulzhang </text:p>
      <text:p text:style-name="P2"/>
      <text:p text:style-name="P1">6\ wireshark 抓包过滤设置</text:p>
      <text:p text:style-name="P2">wlan.addr == 00:03:7F:44:A8:37 <text:s text:c="2"/>//source mac</text:p>
      <text:p text:style-name="P2">wlan.addr == c4:17:fe:D1:54:1C</text:p>
      <text:p text:style-name="P1">7\ wireshark 抓包配置</text:p>
      <text:p text:style-name="P2">Please find the steps below to bringup the ath9k sniffer on Ubuntu </text:p>
      <text:p text:style-name="P2">? <text:s text:c="13"/>Use an Ubuntu 10.04 laptop </text:p>
      <text:p text:style-name="P2">? <text:s text:c="13"/>Pre-requisite Modules </text:p>
      <text:p text:style-name="P2">o <text:s text:c="12"/>apt-get install libgtk2.0-dev </text:p>
      <text:p text:style-name="P2">o <text:s text:c="12"/>apt-get install libglib2.0-dev </text:p>
      <text:p text:style-name="P2">o <text:s text:c="12"/>apt-get install libpcap-dev </text:p>
      <text:p text:style-name="P2">o <text:s text:c="12"/>apt-get install bison </text:p>
      <text:p text:style-name="P2">o <text:s text:c="12"/>apt-get install flex </text:p>
      <text:p text:style-name="P2">o <text:s text:c="12"/>apt-get install linux-headers </text:p>
      <text:p text:style-name="P2">o <text:s text:c="12"/>apt-get install iw </text:p>
      <text:p text:style-name="P2">? <text:s text:c="13"/>Download Wireshark source code from http://www.wireshark.org/download/src/wireshark-1.6.0rc2.tar.bz2 </text:p>
      <text:p text:style-name="P2">o <text:s text:c="12"/>Untar the tar file and cd to the un‘tar’red directory </text:p>
      <text:p text:style-name="P2">o <text:s text:c="12"/>Run “./configure” </text:p>
      <text:p text:style-name="P2">o <text:s text:c="12"/>Run “make” </text:p>
      <text:p text:style-name="P2"><text:soft-page-break/>o <text:s text:c="12"/>Run “make install” </text:p>
      <text:p text:style-name="P2">? <text:s text:c="13"/>Backup the original binaries present in /usr/sbin/ [For Automation Purposes] </text:p>
      <text:p text:style-name="P2">o <text:s text:c="12"/>mv /usr/sbin/wireshark /usr/sbin/wireshark_original </text:p>
      <text:p text:style-name="P2">o <text:s text:c="12"/>mv /usr/sbin/tshark /usr/sbin/tshark_orig </text:p>
      <text:p text:style-name="P2">o <text:s text:c="12"/>mv /usr/sbin/dumpcap /usr/sbin/dumpcap_orig </text:p>
      <text:p text:style-name="P2">o <text:s text:c="12"/>Copy the wireshark, tshark and dumpcap binaries from the wireshark untarred directory to the /usr/sbin/ directory </text:p>
      <text:p text:style-name="P2">? <text:s text:c="13"/>Download the latest stable ath9k package as per the kernel version of the installed Ubuntu from <text:s/>http://linuxwireless.org/en/users/Download/stable/ </text:p>
      <text:p text:style-name="P2">o <text:s text:c="12"/>Untar the ath9k package and cd to the untarred directory </text:p>
      <text:p text:style-name="P2">o <text:s text:c="12"/>Run “./scripts/driver-select atheros” </text:p>
      <text:p text:style-name="P2">o <text:s text:c="12"/>Run “make” </text:p>
      <text:p text:style-name="P2">o <text:s text:c="12"/>Run “make install” </text:p>
      <text:p text:style-name="P2">o <text:s text:c="12"/>Run “modprobe ath9k” </text:p>
      <text:p text:style-name="P2">? <text:s text:c="13"/>Once installed insert HB112/XB112 card into the laptop and reboot. </text:p>
      <text:p text:style-name="P2">? <text:s text:c="13"/>To set the wireless card to the monitor mode, following are the commands (assuming wlan0 is your wireless interface). </text:p>
      <text:p text:style-name="P2">o <text:s text:c="12"/>Ifconfig wlan0 down </text:p>
      <text:p text:style-name="P2">o <text:s text:c="12"/>Iw wlan0 set channel &lt;channel number&gt; [&lt;sniffer mode&gt;] à where &lt;sniffer mode&gt; can be either HT20, HT40+ or HT40- and is an optional parameter </text:p>
      <text:p text:style-name="P2">o <text:s text:c="12"/>Iwconfig wlan0 mode monitor </text:p>
      <text:p text:style-name="P2">o <text:s text:c="12"/>Ifconfig wlan up </text:p>
      <text:p text:style-name="P2">? <text:s text:c="13"/>Wireshark can now be opened in the root mode to start the capture.</text:p>
      <text:p text:style-name="P2"/>
      <text:p text:style-name="P2">8\</text:p>
      <text:p text:style-name="P2">WEP（有线等效加密）——采用WEP 64位或者128位数据加密 <text:line-break/>WPA-PSK [TKIP]——采用预共享密钥的Wi-Fi保护访问，</text:p>
      <text:p text:style-name="P2"><text:s text:c="37"/>采用WPA-PSK标准加密技术，加密类型为TKIP <text:line-break/>WPA2-PSK [AES]——采用预共享密钥的Wi-Fi保护访问（版本2），</text:p>
      <text:p text:style-name="P2"><text:s text:c="38"/>采用WPA2-PSK标准加密技术，加密类型为AES <text:line-break/>WPA-PSK [TKIP] + WPA2-PSK [AES]——允许客户端使用WPA-PSK [TKIP]或者WPA2-PSK [AES]</text:p>
      <text:p text:style-name="P1">9\</text:p>
      <text:p text:style-name="P1">无线 宏的配置位置</text:p>
      <text:p text:style-name="P2">os/linux/BuildCaps.inc</text:p>
      <text:p text:style-name="P2"/>
      <text:p text:style-name="P2">hal 层的配置位置：</text:p>
      <text:p text:style-name="P2">hal/linux/Makefile.inc</text:p>
      <text:p text:style-name="P2"/>
      <text:p text:style-name="P2">10\ 关于 宏 IEEE80211_WEP_MBSSID有一个BUG， 在使用WEP/SHARE加密时，如果把wlan_set_param(vap, IEEE80211_WEP_MBSSID, <text:span text:style-name="T6">1</text:span>); 会导致STA和AP无法连接上。</text:p>
      <text:p text:style-name="P2"/>
      <text:p text:style-name="P2">原因： 当设置为1时，key cache设置在slot4之后，而所设置的key为广播。正常情况下，slot4之后的所有key都是单播，以STA的MAC地址为KEY做为查找索引。</text:p>
      <text:p text:style-name="P2"/>
      <text:p text:style-name="P1">10\ 无线驱动调式的几个命令</text:p>
      <text:p text:style-name="P2">iwpriv ath0 dbgLVL 0xfdffffff</text:p>
      <text:p text:style-name="P2"><text:soft-page-break/>iwpriv wifi0 HALDbg 0xffffffff <text:s text:c="2"/>//需要在config.xxx文件中export AH_DEBUG=1</text:p>
      <text:p text:style-name="P2">iwpriv wifi0 ATHDebug 0xffffffff</text:p>
      <text:p text:style-name="P2"/>
      <text:p text:style-name="P1">11\ 关于Adding WDS entry</text:p>
      <text:p text:style-name="P2">在rootAP 和 WDS Station中加入的entry都是连接在WDS Station之后的电脑，而连接在RootAP上的终端则不会添加。该entry感觉是包发出去的时候有用！</text:p>
      <text:p text:style-name="P2"/>
      <text:p text:style-name="P1">12\ Ath9k/ath5k 源代码</text:p>
      <text:p text:style-name="P2">~/DeskTop/tmp/drivers_ok/ath9k/compat-wireless-2.6</text:p>
      <text:p text:style-name="P2"/>
      <text:p text:style-name="P1">13\ 关于wireless LED control </text:p>
      <text:p text:style-name="P2">lmac/ath_dev/ath_led.c</text:p>
      <text:p text:style-name="P2">分成两种： </text:p>
      <text:p text:style-name="P2">1\ 集成在片上(soc)上的led控制，</text:p>
      <text:p text:style-name="P2">在build/scripts/aph128/config.aph128</text:p>
      <text:p text:style-name="P2">./os/linux/BuildCaps.inc:737:COPTS+= -DATH_GPIO_PIN_2G=${ATH_GPIO_PIN_2G}</text:p>
      <text:p text:style-name="P2">2\ 在片外的led控制</text:p>
      <text:p text:style-name="P2">在ath_led_heartbeat调用ath_update_led_rate根据数据量来调整定时器的时间（pLedControl-&gt;stateDuration[LED_ON]， pLedControl-&gt;stateDuration[LED_OFF]）</text:p>
      <text:p text:style-name="P2">在上面调整的时间，会在函数ath_led_fast_blinking中使用，ath_set_timer_period()， 从而控制亮/灭的时间。</text:p>
      <text:p text:style-name="P2">而上面提到的关于数据量的统计，由函数ath_led_report_data_flow <text:s/>→ atomic_add(byteCount, &amp;pLedControl-&gt;dataBytes); 更新</text:p>
      <text:p text:style-name="P2"/>
      <text:p text:style-name="P2">14\ 两个radio用的是同一份代码，如何区分他们呢？ 使用总线区分(sc-&gt;sc_osdev-&gt;bc.bc_bustype == HAL_BUS_TYPE_AHB)</text:p>
      <text:p text:style-name="P2"/>
      <text:p text:style-name="P4">15\ MIG/SIG test</text:p>
      <text:p text:style-name="P5">MIG-SH <text:s/>t-span</text:p>
      <text:p text:style-name="P2">d:\swat\lib&gt; perl SoapDaemon.pl</text:p>
      <text:p text:style-name="P2"/>
      <text:p text:style-name="P2">d:\swat\testengine&gt; perl runTestEngine.pl -testplan=SIG</text:p>
      <text:p text:style-name="P2">d:\swat\testengine&gt; perl runTestEngine.pl -testplan=Regression_AP</text:p>
      <text:p text:style-name="P2"/>
      <text:p text:style-name="P2">D:\swat\test\regression_ap\results</text:p>
      <text:p text:style-name="P2">D:\swat\test\sig\results</text:p>
      <text:p text:style-name="P2"/>
      <text:p text:style-name="P2">16\ 关于independent 和 dependent.</text:p>
      <text:p text:style-name="P2">当independent使能时， 在repeater Ap上，</text:p>
      <text:p text:style-name="P2">rootAp 可以起来，不管wdsstation有没有连上root-AP, 当root-AP的channel和 rootAp不同时，在wdsstation连上root-AP之后，显示上rootAp 和 wdsstation的channel 不同，但是如果sta连上rootAp则显示的channel和root-AP相同。</text:p>
      <text:p text:style-name="P2"/>
      <text:p text:style-name="P2">17\ </text:p>
      <text:p text:style-name="P2">wps_cli -i ath0</text:p>
      <text:p text:style-name="P2">&gt; h</text:p>
      <text:p text:style-name="P2"><text:soft-page-break/></text:p>
      <text:p text:style-name="P2">18\ rssi</text:p>
      <text:p text:style-name="P2">D;\attenuator\attenuator&gt; usb_to_parallel.exe 0 6 <text:s/>//衰减值，第几路</text:p>
      <text:p text:style-name="P2"/>
      <text:p text:style-name="P2">19\</text:p>
      <text:p text:style-name="P2">在文件os/linux/Makefile-linux.common中加入：</text:p>
      <text:p text:style-name="P2">COPTS += -g</text:p>
      <text:p text:style-name="P2">mips-linux-objdump -S ath_dev.ko &gt; zcy</text:p>
      <text:p text:style-name="P2">20\</text:p>
      <text:p text:style-name="P2">standard: </text:p>
      <text:p text:style-name="P2"><text:s text:c="4"/>ap </text:p>
      <text:p text:style-name="P2">rootap: </text:p>
      <text:p text:style-name="P2"><text:s text:c="4"/>ap+wds </text:p>
      <text:p text:style-name="P2">repeater: </text:p>
      <text:p text:style-name="P2"><text:s text:c="4"/>ap+wds </text:p>
      <text:p text:style-name="P2"><text:s text:c="4"/>sta+wds </text:p>
      <text:p text:style-name="P2">repeater-ind: </text:p>
      <text:p text:style-name="P2"><text:s text:c="4"/>ap+wds+ind </text:p>
      <text:p text:style-name="P2"><text:s text:c="4"/>sta+wds+ind </text:p>
      <text:p text:style-name="P2">extap: </text:p>
      <text:p text:style-name="P2"><text:s text:c="4"/>ap </text:p>
      <text:p text:style-name="P2"><text:s text:c="4"/>sta+extap </text:p>
      <text:p text:style-name="P2">extsta: </text:p>
      <text:p text:style-name="P2"><text:s text:c="4"/>sta+extap </text:p>
      <text:p text:style-name="P2">client: </text:p>
      <text:p text:style-name="P2"><text:s text:c="4"/>sta+wds </text:p>
      <text:p text:style-name="P2">stafwd: </text:p>
      <text:p text:style-name="P2"><text:s text:c="4"/>sta+stafwd </text:p>
      <text:p text:style-name="P2"><text:s/></text:p>
      <text:p text:style-name="P2">wds: enable/disable 4-address frame format for the VAP </text:p>
      <text:p text:style-name="P2">ind: <text:s/>independent mode for Repeater </text:p>
      <text:p text:style-name="P2">extap: extender AP, enable/disable client 3-address forwarding </text:p>
      <text:p text:style-name="P2">stafwd: enable/disable station forwarding mode</text:p>
      <text:p text:style-name="P2"/>
      <text:p text:style-name="P2">21\</text:p>
      <text:p text:style-name="P2">关于DFS的原代码：</text:p>
      <text:p text:style-name="P2">radartool 的源文件在os/linux/tools, 其通过ioctl 命令字调用</text:p>
      <text:p text:style-name="P2"/>
      <text:p text:style-name="P2">ioctl命令字的接口在文件：lmac/dfs/dfs.c 中。</text:p>
      <text:p text:style-name="P2"/>
      <text:p text:style-name="P2">Radartool dfsdebug 2</text:p>
      <text:p text:style-name="P2">ath_process_phyerr → 该过程的调用在tasklet里面</text:p>
      <text:p text:style-name="P2"/>
      <text:p text:style-name="P2">22\ ath data bus error</text:p>
      <text:p text:style-name="P2">该语句在内核文件arch/mips/atheros/setup.c, 函数 ath_be_handler()中，加入dump_stack();</text:p>
      <text:p text:style-name="P2"/>
      <text:p text:style-name="P2"><text:soft-page-break/>die_if_kernel("Oops", regs);</text:p>
      <text:p text:style-name="P2">比如：</text:p>
      <text:p text:style-name="P2">ath data bus error: cause 0x4080801c </text:p>
      <text:p text:style-name="P2">rebooting...Call Trace: </text:p>
      <text:p text:style-name="P2">[&lt;801a46e8&gt;] dump_stack+0x8/0x34 </text:p>
      <text:p text:style-name="P2">[&lt;800044c0&gt;] ath_be_handler+0xd4/0x124 </text:p>
      <text:p text:style-name="P2">[&lt;8000c048&gt;] do_be+0xa8/0x198 </text:p>
      <text:p text:style-name="P2">[&lt;80006680&gt;] ret_from_exception+0x0/0xc </text:p>
      <text:p text:style-name="P2">[&lt;c01c03fc&gt;] ar9300_reset_key_cache_entry+0x84/0x234 [ath_hal]</text:p>
      <text:p text:style-name="P2"/>
      <text:p text:style-name="P2">23\ tx power</text:p>
      <text:p text:style-name="P2">MIB 节点： X_ATH-COM_Powerlevel</text:p>
      <text:p text:style-name="P2">wlan_service.c : XATHCOMPowerlevel</text:p>
      <text:p text:style-name="P2">wlanapi_set_rftxpowscale() → ATH_PARAM_ATH_TPSCALE</text:p>
      <text:p text:style-name="P2"/>
      <text:p text:style-name="P2">在驱动中有: ath_update_tpscale()--&gt; AH_PRIVATE(ah)-&gt;ah_tp_scale = setting;</text:p>
      <text:p text:style-name="P2">tp_scale_reduction_table[(AH_PRIVATE(ah)-&gt;ah_tp_scale)]</text:p>
      <text:p text:style-name="P2"/>
      <text:p text:style-name="P2">ar9300_eeprom_set_power_per_rate_table</text:p>
      <text:p text:style-name="P2">这个函数ath_hal_settxpowlimit()有关于txpowlimit的设置</text:p>
      <text:p text:style-name="P2">ath_update_txpow(sc, <text:span text:style-name="T6">sc-&gt;tx_power</text:span>);</text:p>
      <text:p text:style-name="P2"/>
      <text:p text:style-name="P2">ath_update_txpow → ar9300_set_tx_power_limit → ar9300_eeprom_set_transmit_power → <text:s text:c="8"/></text:p>
      <text:p text:style-name="P2"><text:s text:c="31"/>| <text:s text:c="10"/>ar9300_eeprom_set_power_per_rate_table</text:p>
      <text:p text:style-name="P2"><text:s text:c="31"/>|</text:p>
      <text:p text:style-name="P2"><text:s text:c="31"/>→ sc-&gt;sc_ieee_ops-&gt;update_txpow(sc-&gt;sc_ieee, sc-&gt;sc_curtxpow, txpow);</text:p>
      <text:p text:style-name="P2"><text:s text:c="36"/>ath_net80211_update_txpow <text:s/>这个函数设置了ni-&gt;ni_txpower</text:p>
      <text:p text:style-name="P2">dev-&gt;wireless_handlers</text:p>
      <text:p text:style-name="P2">ieee80211_ioctl_giwtxpow</text:p>
      <text:p text:style-name="P2">rrq-&gt;value = vap-&gt;iv_bss-&gt;ni_txpower/2;</text:p>
      <text:p text:style-name="P2"/>
      <text:p text:style-name="P2"/>
      <text:p text:style-name="P2">ni-&gt;ni_txpower = ic-&gt;ic_txpowlimit; /* max power */ <text:s/>== <text:s/>sc-&gt;sc_curtxpow == txpow</text:p>
      <text:p text:style-name="P2">ath_hal_gettxpowlimit(ah, &amp;txpow); <text:s text:c="2"/>AH_PRIVATE(ah)-&gt;ah_power_limit</text:p>
      <text:p text:style-name="P2"/>
      <text:p text:style-name="P2">ni-&gt;ni_txpower = txpower;</text:p>
      <text:p text:style-name="P2"/>
      <text:p text:style-name="P2">24\ 关于设置country code</text:p>
      <text:p text:style-name="P6">//depot/sw/doc/req/regdomain.xls </text:p>
      <text:p text:style-name="P2"/>
      <text:p text:style-name="P2">sc-&gt;sc_ieee_ops-&gt;set_countrycode <text:s text:c="2"/>&lt;----&gt; <text:s/>ath_net80211_set_countrycode</text:p>
      <text:p text:style-name="P2">---&gt; ieee80211_set_country_code</text:p>
      <text:p text:style-name="P2">---&gt; ath_net80211_set_country</text:p>
      <text:p text:style-name="P2">---&gt; ath_set_country <text:s text:c="5"/>在这个函数中，分配了chans的内存空间</text:p>
      <text:p text:style-name="P2">---&gt; ath_hal_init_channels <text:s/>在这个函数中有设置icv.max_reg_tx_power = fband-&gt;powerDfs;</text:p>
      <text:p text:style-name="P2"/>
      <text:p text:style-name="P2">问题开始定位到文件： <text:bookmark-start text:name="__DdeLink__12358_174145147"/>hal/ah_regdomain_common.h<text:bookmark-end text:name="__DdeLink__12358_174145147"/></text:p>
      <text:p text:style-name="P2"><text:soft-page-break/></text:p>
      <text:p text:style-name="P2">(ath_hal_get_twice_max_regpower(AH_PRIVATE(ah), ichan, chan) 这里取 max_reg_tx_power*2)</text:p>
      <text:p text:style-name="P2"/>
      <text:p text:style-name="P2">根据设下去的country code, 比如BH, 在下面的结构体中找到对应的entry</text:p>
      <text:p text:style-name="P2">static const COUNTRY_CODE_TO_ENUM_RD ahCmnAllCountries[] 赋给变量country,</text:p>
      <text:p text:style-name="P2">如, entry:</text:p>
      <text:p text:style-name="P2">{CTRY_BAHRAIN, <text:s text:c="4"/>APL6_WORLD, <text:s text:c="3"/>"BH", "BAHRAIN", <text:s text:c="7"/>YES, <text:s/>NO, YES, YES, YES, YES, <text:s/>NO, 7000 },</text:p>
      <text:p text:style-name="P2">regdmn = country-&gt;regDmnEnum</text:p>
      <text:p text:style-name="P2"/>
      <text:p text:style-name="P2">getWmRD(ah, regdmn, ~CHANNEL_2GHZ, &amp;rd5GHz) 该函数使用上面找到的regdmn, 在下面的结构体中，查找对应的entry</text:p>
      <text:p text:style-name="P2">static const REG_DMN_PAIR_MAPPING ahCmnRegDomainPairs[] 赋给变量regPair</text:p>
      <text:p text:style-name="P2">比如, entry</text:p>
      <text:p text:style-name="P2">{APL6_WORLD, <text:s text:c="3"/>APL6, <text:s text:c="6"/>WORLD, <text:s text:c="5"/>NO_REQ, NO_REQ, PSCAN_DEFER, 0 },</text:p>
      <text:p text:style-name="P2"/>
      <text:p text:style-name="P2">然后, reg_dmn = regPair-&gt;regDmn5GHz; 根据这个在函数isValidRegDmn()中,考贝下面结构体的entry项,赋值给rd5GHz</text:p>
      <text:p text:style-name="P2">static const REG_DOMAIN ahCmnRegDomains[]，</text:p>
      <text:p text:style-name="P2">比如</text:p>
      <text:p text:style-name="P2"><text:s text:c="4"/>{WORLD, ETSI, NO_DFS, NO_PSCAN, NO_REQ, </text:p>
      <text:p text:style-name="P2"><text:s text:c="5"/>CHAN_11A_BMZERO </text:p>
      <text:p text:style-name="P2"><text:s text:c="5"/>CHAN_11A_BMZERO </text:p>
      <text:p text:style-name="P2"><text:s text:c="5"/>CHAN_11A_BMZERO </text:p>
      <text:p text:style-name="P2"><text:s text:c="5"/>BM(F4_2412_2472,-1,-1,-1,-1,-1,-1,-1, -1, -1, -1, -1), </text:p>
      <text:p text:style-name="P2"><text:s text:c="5"/>BM(G4_2412_2472,-1,-1,-1,-1,-1,-1,-1, -1, -1, -1, -1), </text:p>
      <text:p text:style-name="P2"><text:s text:c="5"/>CHAN_TURBO_G_BM(T2_2437_2437,-1, -1, -1, -1, -1, -1, -1, -1, -1, -1, -1) </text:p>
      <text:p text:style-name="P2"><text:s text:c="5"/>}, </text:p>
      <text:p text:style-name="P2"/>
      <text:p text:style-name="P2">另外, 有数组</text:p>
      <text:p text:style-name="P2">static const struct cmode modes[]</text:p>
      <text:p text:style-name="P2">其entry为：</text:p>
      <text:p text:style-name="P2">{ HAL_MODE_11NG_HT20, <text:s text:c="10"/>CHANNEL_G_HT20},</text:p>
      <text:p text:style-name="P2"/>
      <text:p text:style-name="P2">另：</text:p>
      <text:p text:style-name="P2">static const REG_DMN_FREQ_BAND regDmn5GhzFreq[]</text:p>
      <text:p text:style-name="P2"/>
      <text:p text:style-name="P2">25\ WPS: Wi-Fi Protected Setup</text:p>
      <text:p text:style-name="P2"><text:a xlink:type="simple" xlink:href="http://en.wikipedia.org/wiki/Wi-Fi_Protected_Setup">http://en.wikipedia.org/wiki/Wi-Fi_Protected_Setup</text:a></text:p>
      <text:p text:style-name="P2"/>
      <text:p text:style-name="P2"/>
      <text:p text:style-name="P2">26\ 无线ioctl的调用过程</text:p>
      <text:p text:style-name="P2"><text:s text:c="2"/>wext_handle_ioctl()</text:p>
      <text:p text:style-name="P2"><text:s text:c="2"/>ioctl_standard_call()</text:p>
      <text:p text:style-name="P2"><text:s text:c="3"/>ioctl_private_call() → ioctl_private_iw_point → (line: 1014)</text:p>
      <text:p text:style-name="P2"/>
      <text:p text:style-name="P2">27\</text:p>
      <text:p text:style-name="P2"><text:soft-page-break/>iwpriv ath0 addmac 00:03:7f:40:0c:1c</text:p>
      <text:p text:style-name="P2">iwpriv ath0 maccmd 2</text:p>
      <text:p text:style-name="P2">iwpriv ath0 wps 0</text:p>
      <text:p text:style-name="P2">iwpriv ath0 kickmac 8c:70:5a:38:bb:b0</text:p>
      <text:p text:style-name="P2"/>
      <text:p text:style-name="P2">28\</text:p>
      <text:p text:style-name="P2"><text:s/>InternetGatewayDevice.LANDevice.1.WLANConfiguration.1.X_ATH-COM_11NRates <text:s/>0x8f8f8f8f</text:p>
      <text:p text:style-name="P2">= InternetGatewayDevice.LANDevice.1.WLANConfiguration.1.X_ATH-COM_11NRetries 0x0404040</text:p>
      <text:p text:style-name="P2"/>
      <text:p text:style-name="P2">29\</text:p>
      <text:p text:style-name="P2">quick kick out!</text:p>
      <text:p text:style-name="P2">iwpriv ath0 sko</text:p>
      <text:p text:style-name="P2"/>
      <text:p text:style-name="P2"/>
      <text:p text:style-name="P2">附：组播ip与组播mac的映射</text:p>
      <text:p text:style-name="P2"/>
      <text:p text:style-name="P2"><text:s text:c="7"/>IP组播和单播的目的地址不同，IP组播的目的地址是组地址——D类地址. </text:p>
      <text:p text:style-name="P2"><text:span text:style-name="T2">组播IP 地址是本地管理组播地址：</text:span><text:span text:style-name="T3">239.0.0.0 ～239.255.255.255</text:span></text:p>
      <text:p text:style-name="P2"><text:s text:c="7"/>D类地址是从224.0.0.0到239.255.255.255之间的IP地址 </text:p>
      <text:p text:style-name="P2">其中224.0.0.0到224.0.0.255是被保留的地址 </text:p>
      <text:p text:style-name="P2">224.0.0.1表示子网中所有的组播组 </text:p>
      <text:p text:style-name="P2">224.0.0.2表示子网中的所有路由器 </text:p>
      <text:p text:style-name="P2">224.0.0.5表示OSPF（Open Shortest Path First）路由器 </text:p>
      <text:p text:style-name="P2">224.0.0.6表示OSPF指定路由器 </text:p>
      <text:p text:style-name="P2">224.0.0.12表示DHCP(Dynamic Host Configuration Protocol)服务器. </text:p>
      <text:p text:style-name="P2"/>
      <text:p text:style-name="P2"><text:s text:c="9"/>D类地址是动态分配和恢复的瞬态地址.每一个组播组对应于动态分配的一个D类地址；当组播组结束组播时，相对应的D类地址将被回收，用于以后的组播.在D类地址的分配中，IETF建议遵循以下的原则： </text:p>
      <text:p text:style-name="P2">全球范围：224.0.1.0～238.255.255.255； </text:p>
      <text:p text:style-name="P2">有限范围：239.0.0.0～239.255.255.255； </text:p>
      <text:p text:style-name="P2">本地站点范围：239.253.0.0～239.253.0.16； </text:p>
      <text:p text:style-name="P2">本地机构范围：239.192.0.0～239.192.0.14. </text:p>
      <text:p text:style-name="P2"/>
      <text:p text:style-name="P2"><text:s text:c="7"/>2层的MAC地址是如何与3层的IP地址进行映射的呢？通过将MAC地址的前25位强行规定位0100.5e，而后23位对应IP地址的后23位，而组播IP地址的前4位均相同如： </text:p>
      <text:p text:style-name="P2"><text:s text:c="7"/>IP地址： 1110yyyy.yxxxxxxx.xxxxxxx.xxxxxxxx </text:p>
      <text:p text:style-name="P2"><text:s text:c="7"/>MAC地址： 00000001.00000000.01011110.0xxxxxxx.xxxxxxx.xxxxxxxx</text:p>
      <text:p text:style-name="P2"><text:s text:c="7"/>例如：组播IP地址224.215.145.230应该映射到下列哪个组播MAC地址？( ) </text:p>
      <text:p text:style-name="P2">　　 <text:s text:c="4"/>(A)　 01-00-5e-57-91-e6　　　(B)　 01-00-5e-d7-91-e6</text:p>
      <text:p text:style-name="P2">　　　(C)　 01-00-5e-5b-91-e6　　　(D)　 01-00-5e-55-91-e6 </text:p>
      <text:p text:style-name="P2"><text:s text:c="7"/>用二进制来换算，将215.145.230换算成1101，0111，1001，0001，1110，0110，取最后23位放到MAC地址中的23位可以计算得出答案是A。</text:p>
      <text:p text:style-name="P2"><text:s text:c="7"/>显然有32个IP地址（有5个y可以不一样）对应一个MAC地址，所以要避免在同一网络中使用的多个组播IP地址对应一个MAC地址。</text:p>
      <text:p text:style-name="P2"/>
      <text:p text:style-name="P2"/>
      <text:p text:style-name="P2"><text:soft-page-break/></text:p>
      <text:p text:style-name="P2">各类地址：</text:p>
      <text:p text:style-name="Standard"><text:span text:style-name="Strong_20_Emphasis"><text:span text:style-name="T1">一、127.0.0.1</text:span></text:span><text:span text:style-name="T1"><text:line-break/><text:line-break/>127是一个保留地址，该地址是指电脑本身，主要作用是预留下作为测试使用，用于网络软件测试以及本地机进程间通信。在Windows系统下，该地址还有一个别名叫 “localhost”，无论是哪个程序，一旦使用该地址发送数据，协议软件会立即返回，不进行任何网络传输，除非出错，包含该网络号的分组是不能够出现在任何网络上的。<text:line-break/></text:span><text:span text:style-name="T1"><text:line-break/></text:span><text:span text:style-name="Strong_20_Emphasis"><text:span text:style-name="T1">二、10.*.*.*，172.16.*.*――172.31.*.*，192.168.*.*</text:span></text:span><text:span text:style-name="T1"><text:line-break/></text:span><text:span text:style-name="T1"><text:line-break/>上面三个网段是私有地址，可以用于自己组网使用，这些地址主要用于企业内部网络中，但不能够在Internet网上使用，Internet网没有这些地址的路由，而使用这三个网段的计算机要上网必须要通过地</text:span><text:span text:style-name="T1">址翻译(NAT)，将私有地址翻译成公用合法的IP地址。一些带宽路由器或是其它的网络设备，往往使用192.168.1.1作为缺省的地址，由于私有个人网络不会与外部互连，所以可以使用随意的IP地址，保留这三个网段的IP 地址使其使用，是为了避免以后接入公网时引起地址混乱。<text:line-break/></text:span><text:span text:style-name="T1"><text:line-break/></text:span><text:span text:style-name="Strong_20_Emphasis"><text:span text:style-name="T1">　三、0.0.0.0</text:span></text:span><text:span text:style-name="T1"><text:line-break/><text:line-break/></text:span><text:span text:style-name="T1">严格意义上来说，0.0.0.0已经不是真正意义上的ip地址了。它表示的是这样一个集合，所有不清楚的主机和目的网络。这里的不清楚是指在本机的路由表里没有特定条目指明如何到达。对本机来说，它就是一个收容所，所有不认识的三无人员，一律送进去。如果你在网络设置中设置了缺省网关，那么windows系统</text:span><text:span text:style-name="T1">就会自动产生一个目的地址为0.0.0.0的缺省路由。<text:line-break/></text:span><text:span text:style-name="T1"><text:line-break/></text:span><text:span text:style-name="Strong_20_Emphasis"><text:span text:style-name="T1">四、255.255.255.255</text:span></text:span><text:span text:style-name="T1"><text:line-break/></text:span><text:span text:style-name="T1"><text:line-break/>受限制的广播地址，对本机来说，这个地址指本网段内(同一个广播域)的所有主机，该地址用于主机配置过</text:span><text:span text:style-name="T1">程中IP数据包的目的地址，这时主机可能还不知道它所在网络的网络掩码，甚至连它的IP地址也还不知道。在任何情况下，路由器都会禁止转发目的地址为受限的广播地址的数据包，这样的数据包仅会出现在本</text:span><text:span text:style-name="T1">地网络中。<text:line-break/><text:line-break/></text:span><text:span text:style-name="Strong_20_Emphasis"><text:span text:style-name="T1">五、224.0.0.0—239.255.255.255</text:span></text:span><text:span text:style-name="T1"><text:line-break/></text:span><text:span text:style-name="T1"><text:line-break/></text:span><text:span text:style-name="T1">这是一组组播地址，需要注意它与广播地址的区别，其中224.0.0.1特指所有的主机，224.0.0.2特指所有的路由器，224.0.0.5指所有的OSPF路由器地址，224.0.0.13指PIMV2路由器的地址。另外从 </text:span><text:span text:style-name="T1">224.0.0.0――224.0.0.255只能用于局域网中路由器是不会转发的，239.0.0.0――239.255.255.255是私有地址 (与192.168. *.*功能一样)，224.0.1.0—238.255.255.255可以用于Internet上。如果你的主机开启了IRDp(Internet路由发现协议，使用组播功能)功能，那么你的主机路由表中应该会有这样的一条路由。<text:line-break/><text:line-break/></text:span><text:span text:style-name="Strong_20_Emphasis"><text:span text:style-name="T1">六、169.254.*.*</text:span></text:span><text:span text:style-name="T1"><text:line-break/><text:line-break/></text:span><text:span text:style-name="T1">如果你的主机使用了DHCP功能自动获得一个ip地址，那么当你的DHCP服务器发生故障或响应时间太</text:span><text:span text:style-name="T1">长而超出系统规定的一个时间，windows系统会为你分配这样一个地址。如果你发现你的主机ip地址是个诸如此类的地址，很不幸，十有八九是你的网络不能正常运行了。</text:span></text:p>
      <text:p text:style-name="P3"/>
      <text:p text:style-name="P3">10\</text:p>
      <text:p text:style-name="P3">在两个地方可以配置无线驱动的宏是否启用：</text:p>
      <text:p text:style-name="P3">a\ build scripts 脚本</text:p>
      <text:p text:style-name="P3"><text:soft-page-break/>b\ 文件 os/linux/BuildCaps.inc中</text:p>
      <text:p text:style-name="P3"/>
      <text:h text:style-name="P10" text:outline-level="3"><text:a xlink:type="simple" xlink:href="http://blog.csdn.net/rzphenix/article/details/2953784">EAPOL</text:a></text:h>
      <text:p text:style-name="P8"><text:span text:style-name="Strong_20_Emphasis">EAPoL: Extensible Authentication Protocol over LAN（</text:span><text:a xlink:type="simple" xlink:href="javascript:;" office:target-frame-name="_self" xlink:show="replace"><text:span text:style-name="Strong_20_Emphasis"><text:span text:style-name="T4">局域网</text:span></text:span></text:a><text:span text:style-name="Strong_20_Emphasis">的扩展认证协议）</text:span></text:p>
      <text:p text:style-name="Text_20_body">局域网的扩展认证协议(EAPOL)，定义在IEEE 802.1X中，为一个受保护的<text:a xlink:type="simple" xlink:href="javascript:;" office:target-frame-name="_self" xlink:show="replace"><text:span text:style-name="Strong_20_Emphasis"><text:span text:style-name="T4">网络</text:span></text:span></text:a>鉴 别和控制用户通信提供一个有效的架构，也动态地改变加密密钥。EAPOL是通过扩展验证协议(EAP)在一个有线的或无线的LAN上的标准。在无线环境 中，802.1X也描述了一个接入点和无线用户共享和改变加密密钥的方法，和帮助消除通过无线的操作添加一些信息。这个密钥改变信息帮助解决主要的在 802.11中的<text:a xlink:type="simple" xlink:href="javascript:;" office:target-frame-name="_self" xlink:show="replace"><text:span text:style-name="Strong_20_Emphasis"><text:span text:style-name="T4">安全</text:span></text:span></text:a>弱点，WEP密钥的<text:a xlink:type="simple" xlink:href="javascript:;" office:target-frame-name="_self" xlink:show="replace"><text:span text:style-name="Strong_20_Emphasis"><text:span text:style-name="T4">管理</text:span></text:span></text:a>。由于802.1X，WEP被培养到一个对大多数公司安全可接受的水平。</text:p>
      <text:p text:style-name="Text_20_body"> </text:p>
      <text:p text:style-name="Text_20_body">802.1X（EAPOL）实际上是一种传送机制，而不提供实质的认证机制。当采用 802.1X 时，必须选择某种 EAP 类型，如传输层安全协议（EAP-TLS）或 EAP 隧道传输层安全协议（EAP-TTLS），它们定义认证如何发生。特定类型的 EAP 位于认证服务器中或客户机操作系统或应用软件里。接入点作为 802.1X 信息的“通过”路径，这意味着在支持 802.1X 的接入点不需要升级的情况下，可以指定使用任意类型的 EAP 。 </text:p>
      <text:p text:style-name="Text_20_body"> </text:p>
      <text:p text:style-name="P7">个人认为还是下面这篇英文文章介绍的最详细啊</text:p>
      <text:p text:style-name="Text_20_body"><text:span text:style-name="Strong_20_Emphasis">IEEE 802.1X: EAP over LAN (EAPOL) for LAN/WLAN Authentication &amp; Key Management</text:span> </text:p>
      <text:p text:style-name="Text_20_body">The IEEE 802.1X offers an effective framework for authenticating and controlling user traffic to a protected network, as well as dynamically varying encryption keys. 802.1X ties a protocol called EAP (Extensible Authentication Protocol) to both the wired and wireless LAN media and supports multiple authentication methods, such as token cards, Kerberos, one-time passwords, certificates, and public key authentication. </text:p>
      <text:p text:style-name="Text_20_body">In the 802.1x architecture, there are three key components: 1) Supplicant: the user or client that wants to be authenticated; 2) The authentication server, typically a RADIUS server; 3) The authenticator: the device in between, such as a wireless access point, which can be simple and dumb.</text:p>
      <text:p text:style-name="Text_20_body">The key protocol in 802.1x is called EAP over LANs (EAPOL). It is currently defined for Ethernet-like LANs including 802.11 wireless, as well as token ring LANs (including FDDI). The operation process in 802.1X is as follow: </text:p>
      <text:list xml:id="list7458426191" text:style-name="L1">
        <text:list-item>
          <text:p text:style-name="P16">The supplicant (such as a client wireless card) sends an "EAP-Response/Identity" packet to the authenticator (such as 802.11 access point), which is then passed on to the authentication server (RADIUS server which is located at the wired side of the access point). </text:p>
        </text:list-item>
        <text:list-item>
          <text:p text:style-name="P16">The authentication server sends back a challenge to the authenticator. The authenticator unpacks this from IP and repackages it into EAPOL and sends it to the supplicant. </text:p>
        </text:list-item>
        <text:list-item>
          <text:p text:style-name="P16">The supplicant responds to the challenge via the authenticator and passes the response onto the authentication server. The authentication server uses a specific authentication algorithm to verify the client's identity. This could be through the use of digital certificates or other EAP authentication type. </text:p>
        </text:list-item>
        <text:list-item>
          <text:p text:style-name="P15">If the supplicant provides proper identity, the authentication server responds with a success message, which is then passed onto the supplicant. The authenticator now opens port for the supplicant to access to the LAN based on attributes that came back from the authentication server. </text:p>
        </text:list-item>
      </text:list>
      <text:p text:style-name="Text_20_body"><text:soft-page-break/>The 802.1X (EAPOL) protocol provides effective authentication regardless of whether you implement 802.11 WEP keys or no encryption at all. If configured to implement dynamic key exchange, the 802.1X authentication server can return session keys to the access point along with the accept message. The access point uses the session keys to build, sign and encrypt an EAP key message that is sent to the client immediately after sending the success message. The client can then use contents of the key message to define applicable encryption keys. </text:p>
      <text:p text:style-name="Text_20_body">802.1X (EAPOL) is a delivery mechanism and it doesn't provide the actual authentication mechanisms. When utilizing 802.1X, you need to choose an EAP type, such as Transport Layer Security (EAP-TLS) or EAP Tunneled Transport Layer Security (EAP-TTLS), which defines how the authentication takes place. The specific EAP type resides on the authentication server and within the operating system or application software on the client devices. The access point acts as a "pass through" for 802.1X messages, which means that you can specify any EAP type without needing to upgrade an 802.1X-compliant access point. <text:script script:language="javascript" xlink:href="http://blog.csdn.net/rzphenix/article/details/nav/ad-middle.js"/></text:p>
      <text:p text:style-name="Text_20_body"> </text:p>
      <text:p text:style-name="Text_20_body"><text:span text:style-name="Strong_20_Emphasis">Protocol Structure - IEEE 802.1X: EAP over LAN (EAPOL) for LAN/WLAN Authentication &amp; </text:span><text:span text:style-name="Strong_20_Emphasis">Key Management<text:line-break/>EAPOL Frame Format for 802.3/Ethernet:</text:span> </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1">2 bytes</text:p>
          </table:table-cell>
          <table:table-cell table:style-name="Table1.A1" office:value-type="string">
            <text:p text:style-name="P11">1 byte</text:p>
          </table:table-cell>
          <table:table-cell table:style-name="Table1.A1" office:value-type="string">
            <text:p text:style-name="P11">1 byte</text:p>
          </table:table-cell>
          <table:table-cell table:style-name="Table1.A1" office:value-type="string">
            <text:p text:style-name="P11">2 bytes</text:p>
          </table:table-cell>
          <table:table-cell table:style-name="Table1.A1" office:value-type="string">
            <text:p text:style-name="P11">Variable</text:p>
          </table:table-cell>
        </table:table-row>
        <table:table-row table:style-name="Table1.2">
          <table:table-cell table:style-name="Table1.A1" office:value-type="string">
            <text:p text:style-name="P12">PAE Ethernet Type</text:p>
          </table:table-cell>
          <table:table-cell table:style-name="Table1.A1" office:value-type="string">
            <text:p text:style-name="P12">Protocol version</text:p>
          </table:table-cell>
          <table:table-cell table:style-name="Table1.A1" office:value-type="string">
            <text:p text:style-name="P12">Packet type</text:p>
          </table:table-cell>
          <table:table-cell table:style-name="Table1.A1" office:value-type="string">
            <text:p text:style-name="P12">Packet Body length</text:p>
          </table:table-cell>
          <table:table-cell table:style-name="Table1.A1" office:value-type="string">
            <text:p text:style-name="P12">Packet Body</text:p>
          </table:table-cell>
        </table:table-row>
      </table:table>
      <text:p text:style-name="P9"/>
      <table:table table:name="Table2" table:style-name="Table2">
        <table:table-column table:style-name="Table2.A"/>
        <table:table-row>
          <table:table-cell table:style-name="Table2.A1" office:value-type="string">
            <text:list xml:id="list1651454072" text:style-name="L2">
              <text:list-item>
                <text:p text:style-name="P17"><text:span text:style-name="T5">PAE Ethernet type</text:span>- PAE (Port Access Entity) Ethernet type contains the Ethernet Type value assigned for use by the PAE. </text:p>
              </text:list-item>
              <text:list-item>
                <text:p text:style-name="P17"><text:span text:style-name="T5">Protocol version </text:span>- an unsigned binary number, which value is the version of the EAPOL protocol. </text:p>
              </text:list-item>
              <text:list-item>
                <text:p text:style-name="P17"><text:span text:style-name="T5">Packet type</text:span>- an unsigned binary number, which value determines the type of the packet as follows: a0 EAP-packet; b) EAPOL-Start; c) EAPOL-Logoff; d)EAPOL-Key; e) EAPOL-Encapsulated-ASF-Alert </text:p>
              </text:list-item>
              <text:list-item>
                <text:p text:style-name="P17"><text:span text:style-name="T5">Packet body length</text:span>- an unsigned binary, which value defines the length in octets of the packet body field. </text:p>
              </text:list-item>
              <text:list-item>
                <text:p text:style-name="P18"><text:span text:style-name="T5">Packet Body </text:span>- This field is presented if the packet type contains the value EAP-Packet, EAPOL-Key, or EAP-Encapsulated-ASF-Alert, otherwise, it is not presented. </text:p>
              </text:list-item>
            </text:list>
            <text:p text:style-name="P13">EAPOL Frame Format for Token Ring /FDDI:</text:p>
          </table:table-cell>
        </table:table-row>
      </table:table>
      <text:p text:style-name="P9"/>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11">8 bytes</text:p>
          </table:table-cell>
          <table:table-cell table:style-name="Table3.A1" office:value-type="string">
            <text:p text:style-name="P11">1 byte</text:p>
          </table:table-cell>
          <table:table-cell table:style-name="Table3.A1" office:value-type="string">
            <text:p text:style-name="P11">1 byte</text:p>
          </table:table-cell>
          <table:table-cell table:style-name="Table3.A1" office:value-type="string">
            <text:p text:style-name="P11">2 bytes</text:p>
          </table:table-cell>
          <table:table-cell table:style-name="Table3.A1" office:value-type="string">
            <text:p text:style-name="P11">Variable</text:p>
          </table:table-cell>
        </table:table-row>
        <table:table-row table:style-name="Table3.2">
          <table:table-cell table:style-name="Table3.A1" office:value-type="string">
            <text:p text:style-name="P12">SNAP Ethernet Type</text:p>
          </table:table-cell>
          <table:table-cell table:style-name="Table3.A1" office:value-type="string">
            <text:p text:style-name="P12">Protocol version</text:p>
          </table:table-cell>
          <table:table-cell table:style-name="Table3.A1" office:value-type="string">
            <text:p text:style-name="P12">Packet type</text:p>
          </table:table-cell>
          <table:table-cell table:style-name="Table3.A1" office:value-type="string">
            <text:p text:style-name="P12">Packet Body length</text:p>
          </table:table-cell>
          <table:table-cell table:style-name="Table3.A1" office:value-type="string">
            <text:p text:style-name="P12">Packet Body</text:p>
          </table:table-cell>
        </table:table-row>
      </table:table>
      <text:p text:style-name="P9"><text:soft-page-break/></text:p>
      <table:table table:name="Table4" table:style-name="Table4">
        <table:table-column table:style-name="Table4.A"/>
        <table:table-row>
          <table:table-cell table:style-name="Table4.A1" office:value-type="string">
            <text:list xml:id="list839110790" text:style-name="L3">
              <text:list-item>
                <text:p text:style-name="P19"><text:span text:style-name="T5">SNAP Ethernet Type</text:span>- contains the SNAP-encoded Ethernet type encoded in the SNAP format as follows: 1-3 bytes carry the standard SNAP header; 4-6 bytes carry the SNAP PID; 7-8 bytes carry the PAE Ethernet Type value. </text:p>
              </text:list-item>
            </text:list>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默认段落字体" style:family="text"/>
    <style:style style:name="Strong_20_Emphasis" style:display-name="Strong Emphasis" style:family="text" style:parent-style-name="默认段落字体">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ulzh </meta:initial-creator>
    <meta:creation-date>2011-03-14T15:08:29</meta:creation-date>
    <dc:date>2013-04-25T17:06:11</dc:date>
    <dc:creator>paulzh </dc:creator>
    <meta:editing-duration>PT224H42M05S</meta:editing-duration>
    <meta:editing-cycles>98</meta:editing-cycles>
    <meta:generator>OpenOffice.org/3.2$Linux OpenOffice.org_project/320m12$Build-9483</meta:generator>
    <meta:document-statistic meta:table-count="4" meta:image-count="0" meta:object-count="0" meta:page-count="16" meta:paragraph-count="514" meta:word-count="2508" meta:character-count="21294"/>
  </office:meta>
</office:document-meta>
</file>